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P1" style:family="paragraph" style:parent-style-name="Standard" style:list-style-name="L2">
      <style:paragraph-properties fo:margin-top="0cm" fo:margin-bottom="0cm" style:contextual-spacing="false" style:line-height-at-least="0.423cm" fo:orphans="2" fo:widows="2" fo:padding="0cm" fo:border="none"/>
      <style:text-properties style:use-window-font-color="true" loext:opacity="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3" style:family="paragraph" style:parent-style-name="Text_20_body" style:list-style-name="L2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loext:opacity="0%" style:font-name="dejavu sans mono" fo:font-size="8.2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loext:opacity="0%" style:font-name="dejavu sans mono" fo:font-size="8.25pt" fo:letter-spacing="normal" fo:font-style="normal" fo:font-weight="normal" officeooo:paragraph-rsid="001de019"/>
    </style:style>
    <style:style style:name="P5" style:family="paragraph" style:parent-style-name="Text_20_body" style:list-style-name="L2">
      <style:paragraph-properties style:line-height-at-least="0.423cm" fo:orphans="2" fo:widows="2" fo:padding="0cm" fo:border="none"/>
      <style:text-properties fo:font-variant="normal" fo:text-transform="none" style:use-window-font-color="true" loext:opacity="0%" style:font-name="dejavu sans mono" fo:font-size="8.25pt" fo:letter-spacing="normal" fo:font-style="normal" fo:font-weight="normal"/>
    </style:style>
    <style:style style:name="P6" style:family="paragraph" style:parent-style-name="Text_20_body">
      <style:text-properties style:use-window-font-color="true" loext:opacity="0%" officeooo:rsid="0a7d3a15" officeooo:paragraph-rsid="001c6643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style:line-height-at-least="0.423cm" fo:orphans="2" fo:widows="2" fo:padding="0cm" fo:border="none"/>
      <style:text-properties style:use-window-font-color="true" loext:opacity="0%" fo:background-color="transparent"/>
    </style:style>
    <style:style style:name="T1" style:family="text">
      <style:text-properties fo:font-weight="bold"/>
    </style:style>
    <style:style style:name="T2" style:family="text">
      <style:text-properties officeooo:rsid="0a7e6a5a"/>
    </style:style>
    <style:style style:name="T3" style:family="text">
      <style:text-properties officeooo:rsid="001c6643"/>
    </style:style>
    <style:style style:name="T4" style:family="text">
      <style:text-properties fo:font-variant="normal" fo:text-transform="none" style:font-name="dejavu sans mono" fo:font-size="8.25pt" fo:letter-spacing="normal" fo:font-style="normal" fo:font-weight="bold"/>
    </style:style>
    <style:style style:name="T5" style:family="text">
      <style:text-properties fo:font-variant="normal" fo:text-transform="none" fo:color="#569cd6" loext:opacity="100%" style:font-name="dejavu sans mono" fo:font-size="8.25pt" fo:letter-spacing="normal" fo:font-style="normal" fo:font-weight="bold"/>
    </style:style>
    <style:style style:name="T6" style:family="text">
      <style:text-properties fo:font-variant="normal" fo:text-transform="none" fo:color="#4fc1ff" loext:opacity="100%" style:font-name="dejavu sans mono" fo:font-size="8.25pt" fo:letter-spacing="normal" fo:font-style="normal" fo:font-weight="bold"/>
    </style:style>
    <style:style style:name="T7" style:family="text">
      <style:text-properties fo:font-variant="normal" fo:text-transform="none" fo:color="#d4d4d4" loext:opacity="100%" style:font-name="dejavu sans mono" fo:font-size="8.25pt" fo:letter-spacing="normal" fo:font-style="normal" fo:font-weight="bold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b5cea8" loext:opacity="100%"/>
    </style:style>
    <style:style style:name="T12" style:family="text">
      <style:text-properties officeooo:rsid="001de01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752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752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пиши <text:span text:style-name="T2">на JS</text:span> функцию выовода в таблицу с id="results" <text:span text:style-name="T12">который</text:span><text:span text:style-name="T3"> находиться в html документе так что бы </text:span><text:span text:style-name="T12">имена</text:span><text:span text:style-name="T3"> </text:span><text:span text:style-name="T12">свойств <text:s/>которые являбся объектами </text:span><text:span text:style-name="T3">превратились в строки </text:span><text:span text:style-name="T12">таблицы </text:span><text:span text:style-name="T3">с одной ячейкой, жирным шрифтом и без нумерации</text:span></text:p>
      <text:list xml:id="list3289109741" text:style-name="L2">
        <text:list-header>
          <text:p text:style-name="P1"><text:span text:style-name="T4">const calculationResults = {</text:span></text:p>
        </text:list-header>
      </text:list>
      <text:p text:style-name="P2">"1. Вибух": {</text:p>
      <text:p text:style-name="P2">"1.1 Загальний енергетичний потенціал вибухонебезпечності, Е, кДж": null,</text:p>
      <text:p text:style-name="P2">"1.2 Загальна маса горючих парів вибухонебезпечної парогазової хмари, яка приведена до єдиної питомої енергії згоряння (дорівнює 46000 кДж/кг), кг": null,</text:p>
      <text:p text:style-name="P2">"1.3 Відносний енергетичний потенціал, вибухонебезпечності технологічного блоку, Qв, кДж": null,</text:p>
      <text:p text:style-name="P2">"1.4 Категорія вибухонебезпечності технологічного блоку": null,</text:p>
      <text:p text:style-name="P2">"1.5 Тротиловий еквівалент вибухонебезпечності парогазового середовища, Wт, кг": null,</text:p>
      <text:p text:style-name="P2">"1.6 Радіус руйнації в залежності від розміру надлишкового тиску по зонах": {</text:p>
      <text:p text:style-name="P2">"1.6.1 Надлишковий тиск 100 кПа, смертельні наслідки, руйнування металевих і бетонних конструкцій, R1, м": null,</text:p>
      <text:p text:style-name="P2">"1.6.2 Надлишковий тиск 70 кПа, руйнування металевих і бетонних конструкцій до 50%, важкі травми обслуговуючого персоналу, R2, м": null,</text:p>
      <text:p text:style-name="P2">"1.6.3 Надлишковий тиск 28 кПа, руйнування будівель без обрушення, приводить до травм середньої важкості обслуговуючого персоналу R3, м": null,</text:p>
      <text:p text:style-name="P2">"1.6.4 Надлишковий тиск 14 кПа, помірне руйнування перегородок, дверей, рам, легкі травми обслуговуючого персоналу, R4, м": null,</text:p>
      <text:p text:style-name="P2">"1.6.5 Надлишковий тиск 2 кПа, малі пошкодження віконних рам (скла), що може привести до травмування обслуговуючого персоналу, R5, м": null,</text:p>
      <text:p text:style-name="P2">}</text:p>
      <text:p text:style-name="P2">},</text:p>
      <text:p text:style-name="P2">"2. Факельне горіння": {</text:p>
      <text:p text:style-name="P2">"2.1 Довжина факела, м": null,</text:p>
      <text:p text:style-name="P2">"2.2 Максимальна ширина факела, м": null,</text:p>
      <text:p text:style-name="P2">"2.3 Опіки ІІІ ступеня:": {</text:p>
      <text:p text:style-name="P2">"радіус ураження, м": null,</text:p>
      <text:p text:style-name="P2">"інтенсивність теплового випромінювання, кВт/м.кв": 49</text:p>
      <text:p text:style-name="P2">},</text:p>
      <text:p text:style-name="P2">"2.4 Опіки ІІ ступеня:": {</text:p>
      <text:p text:style-name="P2">"радіус ураження, м": null,</text:p>
      <text:p text:style-name="P2">"інтенсивність теплового випромінювання, кВт/м.кв": 27.4</text:p>
      <text:p text:style-name="P2">},</text:p>
      <text:p text:style-name="P2">"2.5 Опіки І ступеня:": {</text:p>
      <text:p text:style-name="P2">"радіус ураження, м": null,</text:p>
      <text:p text:style-name="P2">"інтенсивність теплового випромінювання, кВт/м.кв": 9</text:p>
      <text:p text:style-name="P2">},</text:p>
      <text:p text:style-name="P2">"2.6 Безпечний поріг для людини у брезентовому одязі:": {</text:p>
      <text:p text:style-name="P2">"радіус ураження, м": null,</text:p>
      <text:p text:style-name="P2">"інтенсивність теплового випромінювання, кВт/м.кв": 4</text:p>
      <text:p text:style-name="P2">},</text:p>
      <text:p text:style-name="P2">"2.7 Без негативних наслідків для людини у брезентовому одязі:": {</text:p>
      <text:p text:style-name="P2">"радіус ураження, м": null,</text:p>
      <text:p text:style-name="P2">"інтенсивність теплового випромінювання, кВт/м.кв": 1.4</text:p>
      <text:p text:style-name="P2">},</text:p>
      <text:p text:style-name="P2">},</text:p>
      <text:p text:style-name="P2"><text:soft-page-break/>"3. Можлива вибухонебезпечна зона": {</text:p>
      <text:p text:style-name="P2">"Горизонтальні розміри зони, які обмежують область концентрацій, що перевищують нижню концентраційну межу поширення полум'я горючих газів, м": null</text:p>
      <text:p text:style-name="P2">},</text:p>
      <text:p text:style-name="P2">"4. Пожежа проливу горючих рідин": {</text:p>
      <text:p text:style-name="P2">"4.1 Ефективний діаметр проливу, м": null,</text:p>
      <text:p text:style-name="P2">"4.2 Висота полум‘я, м": null,</text:p>
      <text:p text:style-name="P2">"4.3 Без негативних наслідків на протязі тривалого часу:": {</text:p>
      <text:p text:style-name="P2">"радіус ураження, м": null,</text:p>
      <text:p text:style-name="P2">"інтенсивність теплового випромінювання, кВт/м.кв": 1.4</text:p>
      <text:p text:style-name="P2">},</text:p>
      <text:p text:style-name="P2">"4.4 Безпечно для людини в брезентовому одязі:": {</text:p>
      <text:p text:style-name="P2">"радіус ураження, м": null,</text:p>
      <text:p text:style-name="P2">"інтенсивність теплового випромінювання, кВт/м.кв": 4.2</text:p>
      <text:p text:style-name="P2">},</text:p>
      <text:p text:style-name="P2">"4.5 Нестерпний біль через 20–30с; Опік 1-го ступ. через 15–20с; Опік 2-го ступ. через 30 –40с; Загорання бавовни-волокна через 15 хв.:": {</text:p>
      <text:p text:style-name="P2">"радіус ураження, м": null,</text:p>
      <text:p text:style-name="P2">"інтенсивність теплового випромінювання, кВт/м.кв": 7.0</text:p>
      <text:p text:style-name="P2">},</text:p>
      <text:p text:style-name="P2">"4.6 Нестерпний біль через 3–5с; Опік 1-го ступ. через 6– 8с; Опік 2-го ступ. через 12–16с:": {</text:p>
      <text:p text:style-name="P2">"радіус ураження, м": null,</text:p>
      <text:p text:style-name="P2">"інтенсивність теплового випромінювання, кВт/м.кв": 10.5</text:p>
      <text:p text:style-name="P2">},</text:p>
      <text:p text:style-name="P2">"4.7 Загорання деревини з шорсткою поверхнею (вологість 12%) при тривалості опромінення 15 хв.:": {</text:p>
      <text:p text:style-name="P2">"радіус ураження, м": null,</text:p>
      <text:p text:style-name="P2">"інтенсивність теплового випромінювання, кВт/м.кв": 12.9</text:p>
      <text:p text:style-name="P2">},</text:p>
      <text:p text:style-name="P2">"4.8 Загорання деревини, пофарбованою олійною фарбою по струганій поверхні, загоранні фанери:": {</text:p>
      <text:p text:style-name="P2">"радіус ураження, м": null,</text:p>
      <text:p text:style-name="P2">"інтенсивність теплового випромінювання, кВт/м.кв": 17.0</text:p>
      <text:p text:style-name="P2">},</text:p>
      <text:p text:style-name="P2">},</text:p>
      <text:p text:style-name="P2">"5. Параметри утворення вогняної кулі": {</text:p>
      <text:p text:style-name="P2">"5.1 Діаметр вогняної кулі при викиді, м": null,</text:p>
      <text:p text:style-name="P2">"5.2 Висота центру вогняної кулі, м": null,</text:p>
      <text:p text:style-name="P2">"5.3 Час існування вогняної кулі, с": null,</text:p>
      <text:p text:style-name="P2">"5.4 Ступень ураження: опік І-го ступеня": {</text:p>
      <text:p text:style-name="P2">"радіус ураження, м": null,</text:p>
      <text:p text:style-name="P2">"інтенсивність теплового випромінювання, кВт/м.кв": null,</text:p>
      <text:p text:style-name="P2">"доза теплового випромінювання, кДж/м.кв": 120</text:p>
      <text:p text:style-name="P2">},</text:p>
      <text:p text:style-name="P2">"5.5 Ступень ураження: опік ІІ-го ступеня": {</text:p>
      <text:p text:style-name="P2">"радіус ураження, м": null,</text:p>
      <text:p text:style-name="P2">"інтенсивність теплового випромінювання, кВт/м.кв": null,</text:p>
      <text:p text:style-name="P2">"доза теплового випромінювання, кДж/м.кв": 220</text:p>
      <text:p text:style-name="P2">},</text:p>
      <text:p text:style-name="P2">"5.6 Ступень ураження: опік ІІІ-го ступеня": {</text:p>
      <text:p text:style-name="P2"><text:soft-page-break/>"радіус ураження, м": null,</text:p>
      <text:p text:style-name="P2">"інтенсивність теплового випромінювання, кВт/м.кв": null,</text:p>
      <text:p text:style-name="P2">"доза теплового випромінювання, кДж/м.кв": 320</text:p>
      <text:p text:style-name="P2">},</text:p>
      <text:p text:style-name="P2">},</text:p>
      <text:p text:style-name="P2">"6. Розповсюдження хмари пари НХР": {</text:p>
      <text:p text:style-name="P2">"6.1 Кількість розлитої при аварії НХР, т": null,</text:p>
      <text:p text:style-name="P2">"6.2 Глибина зони хімічного забруднення, км": null,</text:p>
      <text:p text:style-name="P2">"6.3 Площа зони можливого хімічного забруднення, км.кв": null,</text:p>
      <text:p text:style-name="P2">"6.4 Площа зони прогнозованого хімічного забруднення, км.кв": null</text:p>
      <text:p text:style-name="P2">},</text:p>
      <text:p text:style-name="P2">"7. Вибух у приміщенні": {</text:p>
      <text:p text:style-name="P2">"7.1 Надлишковий тиск вибуху, кПа": null</text:p>
      <text:p text:style-name="P2">}</text:p>
      <text:p text:style-name="P2">}</text:p>
      <text:p text:style-name="P2"/>
      <text:list xml:id="list213429235493688" text:continue-numbering="true" text:style-name="L2">
        <text:list-item>
          <text:p text:style-name="P7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53:09.908859291</meta:creation-date>
    <dc:date>2023-11-02T21:34:28.941734875</dc:date>
    <meta:editing-duration>PT9M15S</meta:editing-duration>
    <meta:editing-cycles>1</meta:editing-cycles>
    <meta:document-statistic meta:table-count="0" meta:image-count="0" meta:object-count="0" meta:page-count="3" meta:paragraph-count="102" meta:word-count="633" meta:character-count="4574" meta:non-whitespace-character-count="4046"/>
    <meta:generator>LibreOffice/7.3.7.2$Linux_X86_64 LibreOffice_project/30$Build-2</meta:generator>
  </office:meta>
</office:document-meta>
</file>